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Aus</mtext>
          </mrow>
        </mtd>
      </mtr>
      <mtr>
        <mtd>
          <mrow>
            <msub>
              <mi>H</mi>
              <mtext>SB</mtext>
            </msub>
            <mrow>
              <mi/>
              <mo stretchy="false">=</mo>
              <mrow>
                <mi/>
                <mo stretchy="false">−</mo>
                <mi/>
              </mrow>
            </mrow>
            <mfrac>
              <mrow>
                <mi>e</mi>
                <mo stretchy="false">ℏ</mo>
              </mrow>
              <mrow>
                <mn>4</mn>
                <msubsup>
                  <mi>m</mi>
                  <mtext>e</mtext>
                  <mn>2</mn>
                </msubsup>
                <msup>
                  <mi>c</mi>
                  <mn>2</mn>
                </msup>
              </mrow>
            </mfrac>
            <mi/>
            <mrow>
              <mo stretchy="false">(</mo>
              <mrow>
                <mo stretchy="false">∇</mo>
                <mo stretchy="false">ϕ</mo>
                <mrow>
                  <mi/>
                  <mo stretchy="false">×</mo>
                  <mi/>
                </mrow>
                <mstyle mathvariant="bold">
                  <mrow>
                    <mi>p</mi>
                  </mrow>
                </mstyle>
              </mrow>
              <mo stretchy="false">)</mo>
            </mrow>
            <mrow>
              <mi/>
              <mo stretchy="false">⋅</mo>
              <mi/>
            </mrow>
            <mstyle mathvariant="bold">
              <mrow>
                <mo stretchy="false">σ</mo>
              </mrow>
            </mstyle>
            <mi/>
            <mtext> ; </mtext>
            <mi/>
            <mo stretchy="false">∇</mo>
            <mo stretchy="false">ϕ</mo>
            <mrow>
              <mi/>
              <mo stretchy="false">=</mo>
              <mi/>
            </mrow>
            <mfrac>
              <mn>1</mn>
              <mi>r</mi>
            </mfrac>
            <mi/>
            <mfrac>
              <mrow>
                <mtext>d</mtext>
                <mo stretchy="false">ϕ</mo>
              </mrow>
              <mrow>
                <mtext>d</mtext>
                <mi>r</mi>
              </mrow>
            </mfrac>
            <mi/>
            <mstyle mathvariant="bold">
              <mrow>
                <mi>r</mi>
              </mrow>
            </mstyle>
          </mrow>
        </mtd>
      </mtr>
      <mtr>
        <mtd>
          <mrow>
            <mtext>erhält man</mtext>
          </mrow>
        </mtd>
      </mtr>
      <mtr>
        <mtd>
          <mrow>
            <msub>
              <mi>H</mi>
              <mtext>SB</mtext>
            </msub>
            <mrow>
              <mi/>
              <mo stretchy="false">=</mo>
              <mi/>
            </mrow>
            <mo stretchy="false">λ</mo>
            <mi/>
            <mrow>
              <mo stretchy="false">(</mo>
              <mrow>
                <mstyle mathvariant="bold">
                  <mrow>
                    <mi>L</mi>
                  </mrow>
                </mstyle>
                <mrow>
                  <mi/>
                  <mo stretchy="false">⋅</mo>
                  <mi/>
                </mrow>
                <mstyle mathvariant="bold">
                  <mrow>
                    <mi>S</mi>
                  </mrow>
                </mstyle>
              </mrow>
              <mo stretchy="false">)</mo>
            </mrow>
            <mi/>
            <mtext> ; </mtext>
            <mi/>
            <mo stretchy="false">λ</mo>
            <mrow>
              <mi/>
              <mo stretchy="false">=</mo>
              <mrow>
                <mi/>
                <mo stretchy="false">−</mo>
                <mi/>
              </mrow>
            </mrow>
            <mfrac>
              <mi>e</mi>
              <mrow>
                <mn>2</mn>
                <msubsup>
                  <mi>m</mi>
                  <mtext>e</mtext>
                  <mn>2</mn>
                </msubsup>
                <msup>
                  <mi>c</mi>
                  <mn>2</mn>
                </msup>
              </mrow>
            </mfrac>
            <mfenced open="(" close=")">
              <mrow>
                <mfrac>
                  <mn>1</mn>
                  <mi>r</mi>
                </mfrac>
                <mfrac>
                  <mrow>
                    <mtext>d</mtext>
                    <mo stretchy="false">ϕ</mo>
                  </mrow>
                  <mrow>
                    <mtext>d</mtext>
                    <mi>r</mi>
                  </mrow>
                </mfrac>
              </mrow>
            </mfenced>
          </mrow>
        </mtd>
      </mtr>
    </mtable>
    <annotation encoding="StarMath 5.0">"Aus" newline
H _"SB" 
~=~ 
- 
` 
{e hbar} over {4 m _"e" ^2 c ^2}
` 
( 
 nabla %iphi ~times~ bold p
) 
`cdot` bold %isigma
`" ; "~ 
nabla %iphi 
~=~ 
1 over r
` 
{"d" %iphi} over {"d" r} 
` 
bold r

newline
"erhält man" newline

H _"SB" 
~=~ 
%ilambda 
` 
( 
 bold L `cdot` bold S 
) 
`" ; "~ 
%ilambda 
~=~ 
- 
` 
e over {2 m _"e" ^2 c ^2}
left ( 
 1 over r 
 {"d" %iphi} over {"d" r}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8:42:41.328000000</meta:creation-date>
    <meta:generator>LibreOffice/4.1.4.2$Windows_x86 LibreOffice_project/0a0440ccc0227ad9829de5f46be37cfb6edcf72</meta:generator>
  </office:meta>
</office:document-meta>
</file>